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ariant: debug</text:p>
      <text:p text:style-name="Standard">Config: debug</text:p>
      <text:p text:style-name="Standard">Store: /home/jitendra/ArtemisX/android/app/debug.keystore</text:p>
      <text:p text:style-name="Standard">Alias: androiddebugkey</text:p>
      <text:p text:style-name="Standard">MD5: 20:F4:61:48:B7:2D:8E:5E:5C:A2:3D:37:A4:F4:14:90</text:p>
      <text:p text:style-name="Standard">SHA1: 5E:8F:16:06:2E:A3:CD:2C:4A:0D:54:78:76:BA:A6:F3:8C:AB:F6:25</text:p>
      <text:p text:style-name="Standard">SHA-256: FA:C6:17:45:DC:09:03:78:6F:B9:ED:E6:2A:96:2B:39:9F:73:48:F0:BB:6F:89:9B:83:32:66:75:91:03:3B:9C</text:p>
      <text:p text:style-name="Standard">Valid until: Wednesday, May 1, 2052</text:p>
      <text:p text:style-name="Standard">----------</text:p>
      <text:p text:style-name="Standard">Variant: releaseUnitTest</text:p>
      <text:p text:style-name="Standard">Config: debug</text:p>
      <text:p text:style-name="Standard">Store: /home/jitendra/ArtemisX/android/app/debug.keystore</text:p>
      <text:p text:style-name="Standard">Alias: androiddebugkey</text:p>
      <text:p text:style-name="Standard">MD5: 20:F4:61:48:B7:2D:8E:5E:5C:A2:3D:37:A4:F4:14:90</text:p>
      <text:p text:style-name="Standard">SHA1: 5E:8F:16:06:2E:A3:CD:2C:4A:0D:54:78:76:BA:A6:F3:8C:AB:F6:25</text:p>
      <text:p text:style-name="Standard">SHA-256: FA:C6:17:45:DC:09:03:78:6F:B9:ED:E6:2A:96:2B:39:9F:73:48:F0:BB:6F:89:9B:83:32:66:75:91:03:3B:9C</text:p>
      <text:p text:style-name="Standard">Valid until: Wednesday, May 1, 2052</text:p>
      <text:p text:style-name="Standard">----------</text:p>
      <text:p text:style-name="Standard">Variant: debugUnitTest</text:p>
      <text:p text:style-name="Standard">Config: debug</text:p>
      <text:p text:style-name="Standard">Store: /home/jitendra/ArtemisX/android/app/debug.keystore</text:p>
      <text:p text:style-name="Standard">Alias: androiddebugkey</text:p>
      <text:p text:style-name="Standard">MD5: 20:F4:61:48:B7:2D:8E:5E:5C:A2:3D:37:A4:F4:14:90</text:p>
      <text:p text:style-name="Standard">SHA1: 5E:8F:16:06:2E:A3:CD:2C:4A:0D:54:78:76:BA:A6:F3:8C:AB:F6:25</text:p>
      <text:p text:style-name="Standard">SHA-256: FA:C6:17:45:DC:09:03:78:6F:B9:ED:E6:2A:96:2B:39:9F:73:48:F0:BB:6F:89:9B:83:32:66:75:91:03:3B:9C</text:p>
      <text:p text:style-name="Standard">Valid until: Wednesday, May 1, 2052</text:p>
      <text:p text:style-name="Standard">----------</text:p>
      <text:p text:style-name="Standard">Variant: debugAndroidTest</text:p>
      <text:p text:style-name="Standard">Config: debug</text:p>
      <text:p text:style-name="Standard">Store: /home/jitendra/ArtemisX/android/app/debug.keystore</text:p>
      <text:p text:style-name="Standard">Alias: androiddebugkey</text:p>
      <text:p text:style-name="Standard">MD5: 20:F4:61:48:B7:2D:8E:5E:5C:A2:3D:37:A4:F4:14:90</text:p>
      <text:p text:style-name="Standard">SHA1: 5E:8F:16:06:2E:A3:CD:2C:4A:0D:54:78:76:BA:A6:F3:8C:AB:F6:25</text:p>
      <text:p text:style-name="Standard">SHA-256: FA:C6:17:45:DC:09:03:78:6F:B9:ED:E6:2A:96:2B:39:9F:73:48:F0:BB:6F:89:9B:83:32:66:75:91:03:3B:9C</text:p>
      <text:p text:style-name="Standard">Valid until: Wednesday, May 1, 2052</text:p>
      <text:p text:style-name="Standard">----------</text:p>
      <text:p text:style-name="Standard">Variant: release</text:p>
      <text:p text:style-name="Standard">Config: debug</text:p>
      <text:p text:style-name="Standard">Store: /home/jitendra/ArtemisX/android/app/debug.keystore</text:p>
      <text:p text:style-name="Standard">Alias: androiddebugkey</text:p>
      <text:p text:style-name="Standard">MD5: 20:F4:61:48:B7:2D:8E:5E:5C:A2:3D:37:A4:F4:14:90</text:p>
      <text:p text:style-name="Standard">SHA1: 5E:8F:16:06:2E:A3:CD:2C:4A:0D:54:78:76:BA:A6:F3:8C:AB:F6:25</text:p>
      <text:p text:style-name="Standard"><text:soft-page-break/>SHA-256: FA:C6:17:45:DC:09:03:78:6F:B9:ED:E6:2A:96:2B:39:9F:73:48:F0:BB:6F:89:9B:83:32:66:75:91:03:3B:9C</text:p>
      <text:p text:style-name="Standard">Valid until: Wednesday, May 1, 205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09:52:26.923270512</meta:creation-date>
    <dc:date>2020-08-26T09:52:49.766111523</dc:date>
    <meta:editing-duration>PT26S</meta:editing-duration>
    <meta:editing-cycles>1</meta:editing-cycles>
    <meta:document-statistic meta:table-count="0" meta:image-count="0" meta:object-count="0" meta:page-count="2" meta:paragraph-count="44" meta:word-count="104" meta:character-count="1881" meta:non-whitespace-character-count="1821"/>
    <meta:generator>LibreOffice/6.4.4.2$Linux_X86_64 LibreOffice_project/40$Build-2</meta:generator>
  </office:meta>
</office:document-meta>
</file>